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1.5091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1.687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18:17:20.4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5H52M6S</meta:editing-duration>
    <meta:editing-cycles>88</meta:editing-cycles>
    <meta:generator>LibreOffice/7.2.1.2$Windows_X86_64 LibreOffice_project/87b77fad49947c1441b67c559c339af8f3517e22</meta:generator>
    <dc:date>2023-01-13T18:29:08.009000000</dc:date>
    <meta:document-statistic meta:table-count="3" meta:cell-count="563" meta:object-count="0"/>
    <meta:user-defined meta:name="Info 1"/>
    <meta:user-defined meta:name="Info 2"/>
    <meta:user-defined meta:name="Info 3"/>
    <meta:user-defined meta:name="Info 4"/>
  </office:meta>
</office:document-meta>
</file>